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1000000E171CFFF9724FCCA6E.png" manifest:media-type="image/png"/>
  <manifest:file-entry manifest:full-path="Pictures/1000020100000320000001D551936D8DE3C02235.png" manifest:media-type="image/png"/>
  <manifest:file-entry manifest:full-path="Pictures/10000201000000C8000000C8BEE3444F763825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1" svg:font-family="OpenSymbol, 'Arial Unicode MS'"/>
    <style:font-face style:name="Arial" svg:font-family="Arial" style:font-family-generic="swiss"/>
    <style:font-face style:name="Lohit Devanagari1" svg:font-family="'Lohit Devanagari'" style:font-pitch="variable"/>
    <style:font-face style:name="Noto Sans CJK SC" svg:font-family="'Noto Sans CJK SC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939cm" fo:margin-left="0.048cm" table:align="left" style:writing-mode="lr-tb"/>
    </style:style>
    <style:style style:name="Tabela1.A" style:family="table-column">
      <style:table-column-properties style:column-width="5.308cm"/>
    </style:style>
    <style:style style:name="Tabela1.B" style:family="table-column">
      <style:table-column-properties style:column-width="0.887cm"/>
    </style:style>
    <style:style style:name="Tabela1.C" style:family="table-column">
      <style:table-column-properties style:column-width="10.7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none" fo:border-right="none" fo:border-top="none" fo:border-bottom="1.5pt solid #000000" style:writing-mode="lr-tb"/>
    </style:style>
    <style:style style:name="Tabela1.A2" style:family="table-cell">
      <style:table-cell-properties style:vertical-align="top" fo:padding="0.097cm" fo:border="none" style:writing-mode="lr-tb"/>
    </style:style>
    <style:style style:name="Tabela2" style:family="table">
      <style:table-properties style:width="16.939cm" fo:margin-left="0.048cm" fo:break-before="page" table:align="left" style:writing-mode="lr-tb"/>
    </style:style>
    <style:style style:name="Tabela2.A" style:family="table-column">
      <style:table-column-properties style:column-width="0.893cm"/>
    </style:style>
    <style:style style:name="Tabela2.B" style:family="table-column">
      <style:table-column-properties style:column-width="16.04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language="pt" fo:country="BR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204dc0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Liberation Serif1" fo:font-size="12pt" fo:language="pt" fo:country="BR" fo:font-weight="bold" style:letter-kerning="true" style:font-name-asian="Noto Sans CJK SC" style:font-size-asian="12pt" style:language-asian="zh" style:country-asian="CN" style:font-weight-asian="bold" style:font-name-complex="Liberation Serif1" style:font-size-complex="12pt" style:language-complex="hi" style:country-complex="IN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officeooo:paragraph-rsid="00205c6e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officeooo:paragraph-rsid="002245a2" style:font-size-asian="10pt" style:font-size-complex="10pt"/>
    </style:style>
    <style:style style:name="P8" style:family="paragraph" style:parent-style-name="Standard">
      <style:paragraph-properties fo:line-height="200%" fo:text-align="center" style:justify-single-word="false"/>
      <style:text-properties fo:font-size="10pt" officeooo:paragraph-rsid="001c8cbc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200%" fo:text-align="center" style:justify-single-word="false"/>
      <style:text-properties fo:font-size="10pt" fo:language="pt" fo:country="BR" officeooo:paragraph-rsid="001c8cbc" style:font-size-asian="10pt" style:font-name-complex="Liberation Serif1" style:font-size-complex="10pt"/>
    </style:style>
    <style:style style:name="P11" style:family="paragraph" style:parent-style-name="Standard">
      <style:paragraph-properties fo:line-height="200%" fo:text-align="center" style:justify-single-word="false"/>
      <style:text-properties officeooo:paragraph-rsid="001c8cbc"/>
    </style:style>
    <style:style style:name="P12" style:family="paragraph" style:parent-style-name="Standard">
      <style:text-properties officeooo:paragraph-rsid="00204dc0"/>
    </style:style>
    <style:style style:name="P13" style:family="paragraph" style:parent-style-name="Table_20_Contents">
      <style:paragraph-properties fo:margin-top="0cm" fo:margin-bottom="0.275cm" loext:contextual-spacing="false" fo:text-align="justify" style:justify-single-word="false"/>
      <style:text-properties style:use-window-font-color="true" fo:font-size="12pt" fo:language="pt" fo:country="BR" fo:font-weight="bold" officeooo:paragraph-rsid="00147bf8" style:letter-kerning="true" style:font-name-asian="Noto Sans CJK SC" style:font-size-asian="12pt" style:language-asian="zh" style:country-asian="CN" style:font-weight-asian="bold" style:font-name-complex="Liberation Serif1" style:font-size-complex="12pt" style:language-complex="hi" style:country-complex="IN" style:font-weight-complex="bold"/>
    </style:style>
    <style:style style:name="P14" style:family="paragraph" style:parent-style-name="Table_20_Contents">
      <style:paragraph-properties fo:margin-top="0cm" fo:margin-bottom="0.275cm" loext:contextual-spacing="false" fo:line-height="200%" fo:text-align="center" style:justify-single-word="false"/>
      <style:text-properties style:use-window-font-color="true" fo:font-size="12pt" fo:language="pt" fo:country="BR" fo:font-weight="bold" officeooo:paragraph-rsid="001c8cbc" style:letter-kerning="true" style:font-name-asian="Noto Sans CJK SC" style:font-size-asian="12pt" style:language-asian="zh" style:country-asian="CN" style:font-weight-asian="bold" style:font-name-complex="Liberation Serif1" style:font-size-complex="12pt" style:language-complex="hi" style:country-complex="IN" style:font-weight-complex="bold"/>
    </style:style>
    <style:style style:name="P15" style:family="paragraph" style:parent-style-name="Table_20_Contents">
      <style:paragraph-properties fo:margin-top="0cm" fo:margin-bottom="0.275cm" loext:contextual-spacing="false" fo:line-height="115%" fo:text-align="justify" style:justify-single-word="false"/>
      <style:text-properties officeooo:paragraph-rsid="00204dc0"/>
    </style:style>
    <style:style style:name="P16" style:family="paragraph" style:parent-style-name="Table_20_Contents">
      <style:paragraph-properties fo:line-height="115%" fo:text-align="justify" style:justify-single-word="false"/>
      <style:text-properties style:use-window-font-color="true" fo:font-size="10pt" fo:language="pt" fo:country="BR" fo:font-weight="normal" officeooo:paragraph-rsid="00204dc0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17" style:family="paragraph" style:parent-style-name="Table_20_Contents">
      <style:paragraph-properties fo:line-height="115%" fo:text-align="justify" style:justify-single-word="false"/>
      <style:text-properties style:use-window-font-color="true" fo:font-size="10pt" fo:language="pt" fo:country="BR" fo:font-weight="bold" officeooo:paragraph-rsid="00204dc0" style:letter-kerning="true" style:font-name-asian="Noto Sans CJK SC" style:font-size-asian="10pt" style:language-asian="zh" style:country-asian="CN" style:font-weight-asian="bold" style:font-name-complex="Liberation Serif1" style:font-size-complex="10pt" style:language-complex="hi" style:country-complex="IN" style:font-weight-complex="bold"/>
    </style:style>
    <style:style style:name="P18" style:family="paragraph" style:parent-style-name="Table_20_Contents">
      <style:paragraph-properties fo:line-height="115%" fo:text-align="justify" style:justify-single-word="false"/>
      <style:text-properties officeooo:paragraph-rsid="00204dc0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fo:font-size="10pt" fo:language="pt" fo:country="BR" officeooo:paragraph-rsid="001ee4fa" style:letter-kerning="true" style:font-name-asian="Noto Sans CJK SC" style:font-size-asian="10pt" style:language-asian="zh" style:country-asian="CN" style:font-name-complex="Liberation Serif1" style:font-size-complex="10pt" style:language-complex="hi" style:country-complex="IN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fo:font-size="10pt" fo:language="pt" fo:country="BR" officeooo:rsid="0025df88" officeooo:paragraph-rsid="0025df88" style:letter-kerning="true" style:font-name-asian="Noto Sans CJK SC" style:font-size-asian="10pt" style:language-asian="zh" style:country-asian="CN" style:font-name-complex="Liberation Serif1" style:font-size-complex="10pt" style:language-complex="hi" style:country-complex="IN"/>
    </style:style>
    <style:style style:name="P21" style:family="paragraph" style:parent-style-name="Standard">
      <style:paragraph-properties fo:line-height="100%" fo:text-align="center" style:justify-single-word="false"/>
      <style:text-properties fo:font-size="10pt" fo:language="pt" fo:country="BR" officeooo:paragraph-rsid="001ee4fa" style:font-size-asian="10pt" style:language-asian="zh" style:country-asian="CN" style:font-name-complex="Liberation Serif1" style:font-size-complex="10pt" style:language-complex="hi" style:country-complex="IN"/>
    </style:style>
    <style:style style:name="P22" style:family="paragraph" style:parent-style-name="Standard">
      <style:paragraph-properties fo:line-height="100%" fo:text-align="center" style:justify-single-word="false"/>
      <style:text-properties fo:font-size="10pt" fo:language="pt" fo:country="BR" officeooo:paragraph-rsid="001ee4fa" style:font-size-asian="10pt" style:font-name-complex="Liberation Serif1" style:font-size-complex="10pt"/>
    </style:style>
    <style:style style:name="P23" style:family="paragraph" style:parent-style-name="Standard">
      <style:paragraph-properties fo:line-height="100%" fo:text-align="center" style:justify-single-word="false"/>
      <style:text-properties fo:font-size="10pt" officeooo:paragraph-rsid="001ee4fa" style:font-size-asian="10pt" style:font-size-complex="10pt"/>
    </style:style>
    <style:style style:name="P24" style:family="paragraph" style:parent-style-name="Table_20_Contents" style:list-style-name="WW8Num3">
      <style:paragraph-properties fo:line-height="115%" fo:text-align="justify" style:justify-single-word="false"/>
      <style:text-properties style:use-window-font-color="true" fo:font-size="10pt" fo:language="pt" fo:country="BR" fo:font-weight="normal" officeooo:paragraph-rsid="00204dc0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25" style:family="paragraph" style:parent-style-name="Table_20_Contents" style:list-style-name="WW8Num4">
      <style:paragraph-properties fo:line-height="115%" fo:text-align="justify" style:justify-single-word="false"/>
      <style:text-properties style:use-window-font-color="true" fo:font-size="10pt" fo:language="pt" fo:country="BR" fo:font-weight="normal" officeooo:paragraph-rsid="00204dc0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26" style:family="paragraph" style:parent-style-name="Table_20_Contents" style:list-style-name="WW8Num2">
      <style:paragraph-properties fo:line-height="115%" fo:text-align="justify" style:justify-single-word="false"/>
      <style:text-properties style:use-window-font-color="true" fo:font-size="10pt" fo:language="pt" fo:country="BR" fo:font-weight="normal" officeooo:paragraph-rsid="00204dc0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27" style:family="paragraph" style:parent-style-name="Table_20_Contents">
      <style:paragraph-properties fo:line-height="115%" fo:text-align="justify" style:justify-single-word="false"/>
      <style:text-properties style:use-window-font-color="true" fo:font-size="10pt" fo:language="pt" fo:country="BR" fo:font-weight="normal" officeooo:paragraph-rsid="00204dc0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28" style:family="paragraph" style:parent-style-name="Table_20_Contents">
      <style:paragraph-properties fo:line-height="115%" fo:text-align="justify" style:justify-single-word="false"/>
      <style:text-properties style:use-window-font-color="true" fo:font-size="10pt" fo:language="pt" fo:country="BR" fo:font-weight="bold" officeooo:paragraph-rsid="00204dc0" style:letter-kerning="true" style:font-name-asian="Noto Sans CJK SC" style:font-size-asian="10pt" style:language-asian="zh" style:country-asian="CN" style:font-weight-asian="bold" style:font-name-complex="Liberation Serif1" style:font-size-complex="10pt" style:language-complex="hi" style:country-complex="IN" style:font-weight-complex="bold"/>
    </style:style>
    <style:style style:name="P29" style:family="paragraph" style:parent-style-name="Table_20_Contents" style:list-style-name="WW8Num4">
      <style:paragraph-properties fo:line-height="115%" fo:text-align="justify" style:justify-single-word="false"/>
      <style:text-properties fo:color="#000000" fo:font-size="10pt" fo:language="pt" fo:country="BR" style:text-underline-style="none" fo:font-weight="normal" officeooo:paragraph-rsid="00204dc0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30" style:family="paragraph" style:parent-style-name="Table_20_Contents" style:list-style-name="WW8Num4">
      <style:paragraph-properties fo:line-height="115%" fo:text-align="justify" style:justify-single-word="false"/>
      <style:text-properties fo:color="#000000" style:font-name="Liberation Serif1" fo:font-size="10pt" fo:language="pt" fo:country="BR" style:text-underline-style="none" fo:font-weight="normal" officeooo:paragraph-rsid="00204dc0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31" style:family="paragraph" style:parent-style-name="Table_20_Contents">
      <style:paragraph-properties fo:line-height="115%" fo:text-align="justify" style:justify-single-word="false"/>
      <style:text-properties fo:color="#000000" style:font-name="Liberation Serif1" fo:font-size="10pt" fo:language="pt" fo:country="BR" style:text-underline-style="none" fo:font-weight="normal" officeooo:paragraph-rsid="00204dc0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32" style:family="paragraph" style:parent-style-name="Table_20_Contents">
      <style:paragraph-properties fo:line-height="115%" fo:text-align="justify" style:justify-single-word="false"/>
      <style:text-properties fo:font-size="10pt" fo:language="pt" fo:country="BR" fo:font-weight="bold" officeooo:paragraph-rsid="00204dc0" style:font-size-asian="10pt" style:font-weight-asian="bold" style:font-name-complex="Liberation Serif1" style:font-size-complex="10pt" style:font-weight-complex="bold"/>
    </style:style>
    <style:style style:name="P33" style:family="paragraph" style:parent-style-name="Table_20_Contents">
      <style:paragraph-properties fo:margin-top="0cm" fo:margin-bottom="0.275cm" loext:contextual-spacing="false" fo:line-height="200%" fo:text-align="center" style:justify-single-word="false"/>
      <style:text-properties style:use-window-font-color="true" fo:font-size="12pt" fo:language="pt" fo:country="BR" fo:font-weight="bold" officeooo:paragraph-rsid="001ee4fa" style:letter-kerning="true" style:font-name-asian="Noto Sans CJK SC" style:font-size-asian="10.5pt" style:language-asian="zh" style:country-asian="CN" style:font-weight-asian="bold" style:font-name-complex="Liberation Serif1" style:font-size-complex="12pt" style:language-complex="hi" style:country-complex="IN" style:font-weight-complex="bold"/>
    </style:style>
    <style:style style:name="P34" style:family="paragraph" style:parent-style-name="Text_20_body">
      <loext:graphic-properties draw:fill-gradient-name="gradient" draw:fill-hatch-name="hatch"/>
      <style:paragraph-properties fo:margin-top="0cm" fo:margin-bottom="0cm" loext:contextual-spacing="false" fo:line-height="100%" fo:text-align="justify" style:justify-single-word="false"/>
      <style:text-properties officeooo:paragraph-rsid="00278a74"/>
    </style:style>
    <style:style style:name="T1" style:family="text">
      <style:text-properties fo:color="#00008b" style:font-name="Ubuntu Condensed" fo:font-size="18pt" fo:language="pt" fo:country="BR" fo:font-weight="bold" style:letter-kerning="true" style:font-name-asian="Ubuntu Condensed" style:font-size-asian="18pt" style:language-asian="zh" style:country-asian="CN" style:font-weight-asian="bold" style:font-name-complex="Ubuntu Condensed" style:font-size-complex="12pt" style:language-complex="hi" style:country-complex="IN" style:font-weight-complex="bold"/>
    </style:style>
    <style:style style:name="T2" style:family="text">
      <style:text-properties fo:color="#00008b" style:font-name="Ubuntu Condensed" fo:font-size="18pt" fo:language="pt" fo:country="BR" fo:font-weight="bold" style:font-name-asian="Ubuntu Condensed" style:font-size-asian="18pt" style:font-weight-asian="bold" style:font-name-complex="Ubuntu Condensed" style:font-weight-complex="bold"/>
    </style:style>
    <style:style style:name="T3" style:family="text">
      <style:text-properties fo:language="pt" fo:country="BR" style:font-name-complex="Liberation Serif1"/>
    </style:style>
    <style:style style:name="T4" style:family="text">
      <style:text-properties style:font-name="Ubuntu Condensed" fo:font-size="18pt" fo:language="pt" fo:country="BR" style:font-name-asian="Ubuntu Condensed" style:font-size-asian="18pt" style:font-name-complex="Ubuntu Condensed"/>
    </style:style>
    <style:style style:name="T5" style:family="text">
      <style:text-properties style:font-name="Arial" fo:font-size="6pt" fo:language="pt" fo:country="BR" style:font-name-asian="Arial" style:font-size-asian="6pt" style:font-name-complex="Arial" style:font-size-complex="6pt"/>
    </style:style>
    <style:style style:name="T6" style:family="text">
      <style:text-properties style:font-name="Arial" fo:font-size="6pt" fo:language="pt" fo:country="BR" style:font-size-asian="6pt" style:font-name-complex="Arial" style:font-size-complex="6pt"/>
    </style:style>
    <style:style style:name="T7" style:family="text">
      <style:text-properties fo:color="#0000cd" fo:font-size="10pt" fo:language="pt" fo:country="BR" fo:font-style="italic" fo:font-weight="bold" style:letter-kerning="true" style:font-name-asian="Noto Sans CJK SC" style:font-size-asian="10pt" style:language-asian="zh" style:country-asian="CN" style:font-style-asian="italic" style:font-weight-asian="bold" style:font-name-complex="Liberation Serif1" style:font-size-complex="10pt" style:language-complex="hi" style:country-complex="IN" style:font-style-complex="italic" style:font-weight-complex="bold"/>
    </style:style>
    <style:style style:name="T8" style:family="text">
      <style:text-properties fo:font-size="10pt" fo:language="pt" fo:country="PT" style:font-size-asian="10pt" style:font-name-complex="Liberation Serif1" style:font-size-complex="10pt"/>
    </style:style>
    <style:style style:name="T9" style:family="text">
      <style:text-properties fo:font-size="10pt" fo:language="pt" fo:country="PT" officeooo:rsid="0010431c" style:font-size-asian="10pt" style:font-name-complex="Liberation Serif1" style:font-size-complex="10pt"/>
    </style:style>
    <style:style style:name="T10" style:family="text">
      <style:text-properties fo:font-size="10pt" fo:language="pt" fo:country="PT" officeooo:rsid="00121c44" style:font-size-asian="10pt" style:font-name-complex="Liberation Serif1" style:font-size-complex="10pt"/>
    </style:style>
    <style:style style:name="T11" style:family="text">
      <style:text-properties fo:font-size="10pt" fo:language="pt" fo:country="PT" officeooo:rsid="00147bf8" style:font-size-asian="10pt" style:font-name-complex="Liberation Serif1" style:font-size-complex="10pt"/>
    </style:style>
    <style:style style:name="T12" style:family="text">
      <style:text-properties fo:font-size="10pt" fo:language="pt" fo:country="PT" officeooo:rsid="00158c59" style:font-size-asian="10pt" style:font-name-complex="Liberation Serif1" style:font-size-complex="10pt"/>
    </style:style>
    <style:style style:name="T13" style:family="text">
      <style:text-properties fo:font-size="10pt" fo:language="pt" fo:country="PT" officeooo:rsid="0015ae0d" style:font-size-asian="10pt" style:font-name-complex="Liberation Serif1" style:font-size-complex="10pt"/>
    </style:style>
    <style:style style:name="T14" style:family="text">
      <style:text-properties fo:font-size="10pt" fo:language="pt" fo:country="PT" officeooo:rsid="002384ae" style:font-size-asian="10pt" style:font-name-complex="Liberation Serif1" style:font-size-complex="10pt"/>
    </style:style>
    <style:style style:name="T15" style:family="text">
      <style:text-properties fo:font-size="10pt" fo:language="pt" fo:country="PT" officeooo:rsid="0023e66c" style:font-size-asian="10pt" style:font-name-complex="Liberation Serif1" style:font-size-complex="10pt"/>
    </style:style>
    <style:style style:name="T16" style:family="text">
      <style:text-properties fo:font-size="10pt" fo:language="pt" fo:country="PT" officeooo:rsid="0023794f" style:font-size-asian="10pt" style:font-name-complex="Liberation Serif1" style:font-size-complex="10pt"/>
    </style:style>
    <style:style style:name="T17" style:family="text">
      <style:text-properties fo:font-size="10pt" fo:language="pt" fo:country="PT" officeooo:rsid="00278a74" style:font-size-asian="10pt" style:font-name-complex="Liberation Serif1" style:font-size-complex="10pt"/>
    </style:style>
    <style:style style:name="T18" style:family="text">
      <style:text-properties fo:font-size="10pt" fo:language="pt" fo:country="PT" fo:font-style="italic" style:font-size-asian="10pt" style:font-style-asian="italic" style:font-name-complex="Liberation Serif1" style:font-size-complex="10pt" style:font-style-complex="italic"/>
    </style:style>
    <style:style style:name="T19" style:family="text">
      <style:text-properties fo:font-size="10pt" fo:language="pt" fo:country="PT" fo:font-style="italic" officeooo:rsid="0010431c" style:font-size-asian="10pt" style:font-style-asian="italic" style:font-name-complex="Liberation Serif1" style:font-size-complex="10pt" style:font-style-complex="italic"/>
    </style:style>
    <style:style style:name="T20" style:family="text">
      <style:text-properties fo:font-size="10pt" fo:language="pt" fo:country="PT" fo:font-weight="bold" officeooo:rsid="00278a74" style:font-size-asian="10pt" style:font-weight-asian="bold" style:font-name-complex="Liberation Serif1" style:font-size-complex="10pt" style:font-weight-complex="bold"/>
    </style:style>
    <style:style style:name="T21" style:family="text">
      <style:text-properties fo:font-size="10pt" fo:language="pt" fo:country="PT" fo:font-weight="bold" officeooo:rsid="00278a74" style:font-size-asian="10pt" style:font-name-complex="Liberation Serif1" style:font-size-complex="10pt"/>
    </style:style>
    <style:style style:name="T22" style:family="text">
      <style:text-properties fo:font-size="10pt" fo:language="pt" fo:country="PT" fo:font-weight="normal" officeooo:rsid="0023e66c" style:font-size-asian="10pt" style:font-weight-asian="normal" style:font-name-complex="Liberation Serif1" style:font-size-complex="10pt" style:font-weight-complex="normal"/>
    </style:style>
    <style:style style:name="T23" style:family="text">
      <style:text-properties fo:font-size="10pt" fo:language="pt" fo:country="PT" fo:font-weight="normal" officeooo:rsid="00278a74" style:font-size-asian="10pt" style:font-weight-asian="normal" style:font-name-complex="Liberation Serif1" style:font-size-complex="10pt" style:font-weight-complex="normal"/>
    </style:style>
    <style:style style:name="T24" style:family="text">
      <style:text-properties fo:font-size="10pt" fo:language="pt" fo:country="BR" fo:font-weight="bold" style:font-size-asian="10pt" style:font-weight-asian="bold" style:font-name-complex="Liberation Serif1" style:font-size-complex="10pt" style:font-weight-complex="bold"/>
    </style:style>
    <style:style style:name="T25" style:family="text">
      <style:text-properties fo:font-size="10pt" fo:language="pt" fo:country="BR" fo:font-weight="normal" style:font-size-asian="10pt" style:font-weight-asian="normal" style:font-name-complex="Liberation Serif1" style:font-size-complex="10pt" style:font-weight-complex="normal"/>
    </style:style>
    <style:style style:name="T26" style:family="text">
      <style:text-properties fo:font-size="10pt" fo:language="pt" fo:country="BR" fo:font-weight="normal" officeooo:rsid="0023e66c" style:font-size-asian="10pt" style:font-weight-asian="normal" style:font-name-complex="Liberation Serif1" style:font-size-complex="10pt" style:font-weight-complex="normal"/>
    </style:style>
    <style:style style:name="T27" style:family="text">
      <style:text-properties fo:font-size="10pt" fo:language="pt" fo:country="BR" style:font-size-asian="10pt" style:font-name-complex="Liberation Serif1" style:font-size-complex="10pt"/>
    </style:style>
    <style:style style:name="T28" style:family="text">
      <style:text-properties style:use-window-font-color="true" fo:font-size="10pt" fo:language="pt" fo:country="BR" fo:font-style="normal" fo:font-weight="bold" style:letter-kerning="true" style:font-name-asian="Noto Sans CJK SC" style:font-size-asian="10pt" style:language-asian="zh" style:country-asian="CN" style:font-style-asian="normal" style:font-weight-asian="bold" style:font-name-complex="Liberation Serif1" style:font-size-complex="10pt" style:language-complex="hi" style:country-complex="IN" style:font-style-complex="normal" style:font-weight-complex="bold"/>
    </style:style>
    <style:style style:name="T29" style:family="text">
      <style:text-properties style:use-window-font-color="true" fo:font-size="10pt" fo:language="pt" fo:country="BR" fo:font-weight="normal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T30" style:family="text">
      <style:text-properties style:use-window-font-color="true" fo:font-size="10pt" fo:language="pt" fo:country="BR" fo:font-weight="bold" style:letter-kerning="true" style:font-name-asian="Noto Sans CJK SC" style:font-size-asian="10pt" style:language-asian="zh" style:country-asian="CN" style:font-weight-asian="bold" style:font-name-complex="Liberation Serif1" style:font-size-complex="10pt" style:language-complex="hi" style:country-complex="IN" style:font-weight-complex="bold"/>
    </style:style>
    <style:style style:name="T31" style:family="text">
      <style:text-properties style:use-window-font-color="true" fo:font-size="10pt" fo:language="pt" fo:country="PT" style:letter-kerning="true" style:font-name-asian="Noto Sans CJK SC" style:font-size-asian="10pt" style:language-asian="zh" style:country-asian="CN" style:font-name-complex="Liberation Serif1" style:font-size-complex="10pt" style:language-complex="hi" style:country-complex="IN"/>
    </style:style>
    <style:style style:name="T32" style:family="text">
      <style:text-properties style:use-window-font-color="true" style:font-name="Liberation Serif1" fo:font-size="10pt" fo:language="pt" fo:country="PT" style:letter-kerning="true" style:font-name-asian="Noto Sans CJK SC" style:font-size-asian="10pt" style:language-asian="zh" style:country-asian="CN" style:font-name-complex="Liberation Serif1" style:font-size-complex="10pt" style:language-complex="hi" style:country-complex="IN"/>
    </style:style>
    <style:style style:name="T33" style:family="text">
      <style:text-properties style:use-window-font-color="true" style:font-name="Liberation Serif1" fo:font-size="10pt" fo:language="pt" fo:country="PT" officeooo:rsid="0010431c" style:letter-kerning="true" style:font-name-asian="Noto Sans CJK SC" style:font-size-asian="10pt" style:language-asian="zh" style:country-asian="CN" style:font-name-complex="Liberation Serif1" style:font-size-complex="10pt" style:language-complex="hi" style:country-complex="IN"/>
    </style:style>
    <style:style style:name="T34" style:family="text">
      <style:text-properties style:use-window-font-color="true" style:font-name="Liberation Serif1" fo:font-size="10pt" fo:language="pt" fo:country="PT" officeooo:rsid="00121c44" style:letter-kerning="true" style:font-name-asian="Noto Sans CJK SC" style:font-size-asian="10pt" style:language-asian="zh" style:country-asian="CN" style:font-name-complex="Liberation Serif1" style:font-size-complex="10pt" style:language-complex="hi" style:country-complex="IN"/>
    </style:style>
    <style:style style:name="T35" style:family="text">
      <style:text-properties style:use-window-font-color="true" style:font-name="Liberation Serif1" fo:font-size="10pt" fo:language="pt" fo:country="PT" officeooo:rsid="00147bf8" style:letter-kerning="true" style:font-name-asian="Noto Sans CJK SC" style:font-size-asian="10pt" style:language-asian="zh" style:country-asian="CN" style:font-name-complex="Liberation Serif1" style:font-size-complex="10pt" style:language-complex="hi" style:country-complex="IN"/>
    </style:style>
    <style:style style:name="T36" style:family="text">
      <style:text-properties style:use-window-font-color="true" style:font-name="Liberation Serif1" fo:font-size="10pt" fo:language="pt" fo:country="PT" officeooo:rsid="0015ae0d" style:letter-kerning="true" style:font-name-asian="Noto Sans CJK SC" style:font-size-asian="10pt" style:language-asian="zh" style:country-asian="CN" style:font-name-complex="Liberation Serif1" style:font-size-complex="10pt" style:language-complex="hi" style:country-complex="IN"/>
    </style:style>
    <style:style style:name="T37" style:family="text">
      <style:text-properties style:use-window-font-color="true" style:font-name="Liberation Serif1" fo:font-size="10pt" fo:language="pt" fo:country="PT" officeooo:rsid="0023e66c" style:letter-kerning="true" style:font-name-asian="Noto Sans CJK SC" style:font-size-asian="10pt" style:language-asian="zh" style:country-asian="CN" style:font-name-complex="Liberation Serif1" style:font-size-complex="10pt" style:language-complex="hi" style:country-complex="IN"/>
    </style:style>
    <style:style style:name="T38" style:family="text">
      <style:text-properties style:use-window-font-color="true" style:font-name="Liberation Serif1" fo:font-size="10pt" fo:language="pt" fo:country="PT" fo:font-style="italic" officeooo:rsid="0010431c" style:letter-kerning="true" style:font-name-asian="Noto Sans CJK SC" style:font-size-asian="10pt" style:language-asian="zh" style:country-asian="CN" style:font-style-asian="italic" style:font-name-complex="Liberation Serif1" style:font-size-complex="10pt" style:language-complex="hi" style:country-complex="IN" style:font-style-complex="italic"/>
    </style:style>
    <style:style style:name="T39" style:family="text">
      <style:text-properties style:use-window-font-color="true" style:font-name="Liberation Serif1" fo:font-size="10pt" fo:language="pt" fo:country="PT" fo:font-style="italic" officeooo:rsid="00121c44" style:letter-kerning="true" style:font-name-asian="Noto Sans CJK SC" style:font-size-asian="10pt" style:language-asian="zh" style:country-asian="CN" style:font-style-asian="italic" style:font-name-complex="Liberation Serif1" style:font-size-complex="10pt" style:language-complex="hi" style:country-complex="IN" style:font-style-complex="italic"/>
    </style:style>
    <style:style style:name="T40" style:family="text">
      <style:text-properties style:use-window-font-color="true" style:font-name="Liberation Serif1" fo:font-size="10pt" fo:language="pt" fo:country="PT" fo:font-weight="bold" officeooo:rsid="0010431c" style:letter-kerning="true" style:font-name-asian="Noto Sans CJK SC" style:font-size-asian="10pt" style:language-asian="zh" style:country-asian="CN" style:font-name-complex="Liberation Serif1" style:font-size-complex="10pt" style:language-complex="hi" style:country-complex="IN"/>
    </style:style>
    <style:style style:name="T41" style:family="text">
      <style:text-properties style:use-window-font-color="true" style:font-name="Liberation Serif1" fo:font-size="10pt" fo:language="pt" fo:country="PT" fo:font-weight="bold" officeooo:rsid="0010431c" style:letter-kerning="true" style:font-name-asian="Noto Sans CJK SC" style:font-size-asian="10pt" style:language-asian="zh" style:country-asian="CN" style:font-weight-asian="bold" style:font-name-complex="Liberation Serif1" style:font-size-complex="10pt" style:language-complex="hi" style:country-complex="IN" style:font-weight-complex="bold"/>
    </style:style>
    <style:style style:name="T42" style:family="text">
      <style:text-properties style:use-window-font-color="true" style:font-name="Liberation Serif1" fo:font-size="10pt" fo:language="pt" fo:country="PT" fo:font-weight="normal" officeooo:rsid="0010431c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T43" style:family="text">
      <style:text-properties style:use-window-font-color="true" style:font-name="Liberation Serif1" officeooo:rsid="0021a6de" style:letter-kerning="true" style:font-name-asian="Noto Sans CJK SC" style:language-asian="zh" style:country-asian="CN" style:language-complex="hi" style:country-complex="IN"/>
    </style:style>
    <style:style style:name="T44" style:family="text">
      <style:text-properties style:use-window-font-color="true" fo:language="pt" fo:country="BR" style:letter-kerning="true" style:font-name-asian="Noto Sans CJK SC" style:language-asian="zh" style:country-asian="CN" style:font-name-complex="Liberation Serif1" style:language-complex="hi" style:country-complex="IN"/>
    </style:style>
    <style:style style:name="T45" style:family="text">
      <style:text-properties officeooo:rsid="0015c63a"/>
    </style:style>
    <style:style style:name="T46" style:family="text">
      <style:text-properties officeooo:rsid="0021a6de"/>
    </style:style>
    <style:style style:name="T47" style:family="text">
      <style:text-properties officeooo:rsid="002245a2"/>
    </style:style>
    <style:style style:name="T4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19cm, -0.019cm, -0.019cm, -0.019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#ffffff" draw:fill="solid" draw:fill-color="#ffffff" fo:padding="0.002cm" fo:border="none" style:mirror="none" fo:clip="rect(-0.019cm, -0.019cm, -0.019cm, -0.019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 text:c="13"/>Prof. Dr.</text:span><text:span text:style-name="T4"> </text:span><text:span text:style-name="T1">Elias César Araújo de</text:span><text:span text:style-name="T2"> Carvalho</text:span><text:span text:style-name="T5"> <text:s text:c="23"/></text:span><text:span text:style-name="T6"><text:tab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2"><text:span text:style-name="T7">Analista de Sistemas e Inteligência de Negócios - </text:span><text:a xlink:type="simple" xlink:href="https://lattes.cnpq.br/4248328961021251" text:style-name="Internet_20_link" text:visited-style-name="Visited_20_Internet_20_Link"><text:span text:style-name="Internet_20_link"><text:span text:style-name="T28">https://lattes.cnpq.br/4248328961021251</text:span></text:span></text:a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4">Informação Pessoal</text:p>
            <text:p text:style-name="P10">P<text:span text:style-name="T46">ioneiro Carlos Poppi</text:span>, 224, <text:span text:style-name="T46">Jardim Liberdade</text:span>, M<text:span text:style-name="T46">aring</text:span><text:span text:style-name="T43">á</text:span>, P<text:span text:style-name="T46">aran</text:span><text:span text:style-name="T43">á</text:span>, </text:p>
            <text:p text:style-name="P10">87047020, B<text:span text:style-name="T46">rasil</text:span></text:p>
            <text:p text:style-name="P10">+55(44) 9-9102-1568</text:p>
            <text:p text:style-name="P11"><text:a xlink:type="simple" xlink:href="mailto:ecacarva@gmail.com" text:style-name="Internet_20_link" text:visited-style-name="Visited_20_Internet_20_Link"><text:span text:style-name="Internet_20_link"><text:span text:style-name="T27">ecacarva@gmail.com</text:span></text:span></text:a></text:p>
            <text:p text:style-name="P11"><text:a xlink:type="simple" xlink:href="mailto:ecacarva@uem.br" text:style-name="Internet_20_link" text:visited-style-name="Visited_20_Internet_20_Link"><text:span text:style-name="Internet_20_link"><text:span text:style-name="T27">ecacarva@uem.br</text:span></text:span></text:a><text:span text:style-name="T27"> </text:span></text:p>
            <text:p text:style-name="P8"/>
          </table:table-cell>
          <table:table-cell table:style-name="Tabela1.A2" office:value-type="string">
            <text:p text:style-name="P2"><draw:frame draw:style-name="fr1" draw:name="Figura4" text:anchor-type="char" svg:width="0.785cm" svg:height="0.785cm" draw:z-index="1"><draw:image xlink:href="Pictures/10000201000000C8000000C8BEE3444F763825A4.png" xlink:type="simple" xlink:show="embed" xlink:actuate="onLoad" loext:mime-type="image/png"/></draw:frame></text:p>
          </table:table-cell>
          <table:table-cell table:style-name="Tabela1.A2" office:value-type="string">
            <text:p text:style-name="P13">Resumo</text:p>
            <text:p text:style-name="P34"><text:span text:style-name="T8">Doutor em Computação pelo PPGIA-Programa de Pós-Graduação em Computação Aplicada pela PUC-PR (2017), </text:span><text:span text:style-name="T35">área de pesquisa: “Aprendizagem de Máquina” envolvendo Redes Bayesianas e Modelagem de Equações Estruturais.</text:span><text:span text:style-name="T8"> Especialista em Estatística Aplicada pela Universidade Estadual de Maringá (2014). Mestre em Ciência da Computação </text:span><text:span text:style-name="T11">pelo Instituto de Inform</text:span><text:span text:style-name="T35">ática da Universidade Federal do Rio Grande do Sul</text:span><text:span text:style-name="T8">, </text:span><text:span text:style-name="T35">área de pesquisa: </text:span><text:span text:style-name="T8">Computação de Alto Desempenho (2002). Especialista em Sistemas de Informação pela UEM (1997). Graduado em Tecnologia de Processamento de Dados </text:span><text:span text:style-name="T12">por </text:span><text:span text:style-name="T8">Faculdades Associadas de São Paulo (1992). </text:span><text:span text:style-name="T16">Atualmente sou chefe da Divisão de Desenvolvimento da Universidade Estadual de Maringá, </text:span><text:span text:style-name="T14">onde coordeno 14 analistas de informática no levantamento de requisitos, projeto de sistema, desenho do banco de dados, prototipação do sistema, desenvolvimento, teste e implantação. Utilizando ambiente de desenvolvimento </text:span><text:span text:style-name="T9">Java combinado com ZK (</text:span><text:span text:style-name="T19">framework</text:span><text:span text:style-name="T9"> para criação de interfaces gráficas de usuário para aplicativos da Web), Hibernate (</text:span><text:span text:style-name="T19">framework</text:span><text:span text:style-name="T9"> para o mapeamento objeto-relacional), Tomcat (servidor web Java) e banco de dados DB2 </text:span><text:span text:style-name="T15">e PostgreSQL </text:span><text:span text:style-name="T14">e também PHP com banco de dados MySQL e sistema de versionamento Git. </text:span><text:span text:style-name="T15">Atuo na área de desenvolvimento de sistemas desde 1981. F</text:span><text:span text:style-name="T22">ui professor de análise e desenvolvimento de sistemas por muito tempo no Centro Universitário de Maringá de </text:span><text:span text:style-name="T26">1995 – 2013 e também na União das Escolas Superiores do Vale do Ivai - UNIVALE - 1996 – 2002. Sou </text:span><text:span text:style-name="T8"><text:s/></text:span><text:span text:style-name="T32"><text:s/></text:span><text:span text:style-name="T36">P</text:span><text:span text:style-name="T8">rofessor de métodos de análise estatística no Mestrado Profissional em Gestão, Tecnologia e Inovação em Urgência e Emergência, <text:s/></text:span><text:span text:style-name="T10">linha de pesquisa: </text:span><text:span text:style-name="T34">Inovação Tecnológica no Atendimento de Urgência e Emergência e Gestão de Qualidade em Urgência e Emergência </text:span><text:span text:style-name="T37">onde p</text:span><text:span text:style-name="T34">esquis</text:span><text:span text:style-name="T37">o</text:span><text:span text:style-name="T36"> </text:span><text:span text:style-name="T34">o desenvolvimento de sistema/aplicativos como auxílio à <text:s/>Urgência e Emergência por meio do </text:span><text:span text:style-name="T33">PHP (linguagem de programação), Laravel (</text:span><text:span text:style-name="T38">Framework</text:span><text:span text:style-name="T33"> para o desenvolvimento de sistemas web), </text:span><text:span text:style-name="T34">Docker (conjunto de produtos para entregar </text:span><text:span text:style-name="T39">software</text:span><text:span text:style-name="T34"> em pacotes chamados contêineres) </text:span><text:span text:style-name="T33">e banco de </text:span><text:span text:style-name="T34">d</text:span><text:span text:style-name="T33">ados MySQL.</text:span><text:span text:style-name="T8"> </text:span><text:span text:style-name="T17">Além disso, sou cadastrado no CAJU desde</text:span><text:span text:style-name="T42"> 26/06/2023</text:span><text:span text:style-name="T23"> c</text:span><text:span text:style-name="T17">omo perito em TI e estou atuando em uma perícia neste momento.</text:span></text:p>
          </table:table-cell>
        </table:table-row>
        <table:table-row table:style-name="Tabela1.1">
          <table:table-cell table:style-name="Tabela1.A2" office:value-type="string">
            <text:p text:style-name="P33">Habilidades</text:p>
            <text:p text:style-name="P19">Análise e Projeto de Sistemas</text:p>
            <text:p text:style-name="P20">Prototipação de Sistemas</text:p>
            <text:p text:style-name="P19">Desenvolvimento de Sistemas </text:p>
            <text:p text:style-name="P19">Configuração de Servidores </text:p>
            <text:p text:style-name="P19">(Linux / Windows)</text:p>
            <text:p text:style-name="P19">Elaboração <text:s/>de SQLs </text:p>
            <text:p text:style-name="P19">(DB2 / MySQL)</text:p>
            <text:p text:style-name="P19">Criação de Scripts Linux</text:p>
            <text:p text:style-name="P19">Gerenciador de Repositório de Software </text:p>
            <text:p text:style-name="P19">(GitHub)</text:p>
            <text:p text:style-name="P19">Análise de Dados</text:p>
            <text:p text:style-name="P19">(R / RStudio)</text:p>
            <text:p text:style-name="P19">Análise de Inteligência de Negócios</text:p>
            <text:p text:style-name="P19">(Business Inteligence / Qlik Sense)</text:p>
            <text:p text:style-name="P21">Organização de Tarefas</text:p>
            <text:p text:style-name="P21">(Trello)</text:p>
            <text:p text:style-name="P22">Gerenciamento de Tickets</text:p>
            <text:p text:style-name="P23"><text:span text:style-name="T44">(</text:span><text:span text:style-name="T3">Redmine)</text:span></text:p>
          </table:table-cell>
          <table:table-cell table:style-name="Tabela1.A2" office:value-type="string">
            <text:p text:style-name="P2"><draw:frame draw:style-name="fr2" draw:name="Figura2" text:anchor-type="char" svg:y="0.014cm" svg:width="0.785cm" svg:height="0.725cm" draw:z-index="0"><draw:image xlink:href="Pictures/1000020100000320000001D551936D8DE3C02235.png" xlink:type="simple" xlink:show="embed" xlink:actuate="onLoad" loext:mime-type="image/png"/></draw:frame></text:p>
          </table:table-cell>
          <table:table-cell table:style-name="Tabela1.A2" office:value-type="string">
            <text:p text:style-name="P4">Educação Formal</text:p>
            <text:p text:style-name="P5"/>
            <text:p text:style-name="P9">Doutor em computação Aplicada - 2013 - 2018</text:p>
            <text:p text:style-name="P5">Pontifícia Universidade Católica - Curitiba, PUC-PR, Brasil</text:p>
            <text:p text:style-name="P5">Orientador: Prof. Dr. Júlio César Niévola</text:p>
            <text:p text:style-name="P5">Doutorado Sanduíche-Duke University–Durham-Carolina do Norte-EUA</text:p>
            <text:p text:style-name="P5">Orientadora: Prof. MsC. Catherine Staton</text:p>
            <text:p text:style-name="P5"/>
            <text:p text:style-name="P9">Mestre em Ciência da Computação - 1999 - 2002</text:p>
            <text:p text:style-name="P5">Universidade Federal do Rio Grande do Sul, <text:span text:style-name="T45">UFRGS, </text:span>Porto Alegre, Brasil</text:p>
            <text:p text:style-name="P5">Orientador: Prof. Dr. Tiarajú Asmuz Diverio</text:p>
            <text:p text:style-name="P9"/>
            <text:p text:style-name="P9">Especialista em Estatística Aplicada - 2012 - 2014</text:p>
            <text:p text:style-name="P5">Universidade Estatual de Maringá, UEM, Maringá, Bra<text:span text:style-name="T47">s</text:span>il</text:p>
            <text:p text:style-name="P5">Orientadora: Prof. Dr. Terezinha Aparecida Guedes</text:p>
            <text:p text:style-name="P5"/>
            <text:p text:style-name="P9">Especialista em Sistemas de Informação - 1996 - 1997</text:p>
            <text:p text:style-name="P5">Universidade Estadual de Maringá, UEM, Maringá, Brasil</text:p>
            <text:p text:style-name="P7">Orientadora: Prof. Dr. Dalva de Oliveira Alves de Souza</text:p>
            <text:p text:style-name="P5"/>
            <text:p text:style-name="P9">Graduado em Tecnologia em Processamento de Dados - 1989 - 1992</text:p>
            <text:p text:style-name="P6">Faculdade Associadas de São Paulo, FASP, São Paulo, Brasil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"><draw:frame draw:style-name="fr1" draw:name="Figura3" text:anchor-type="char" svg:width="0.785cm" svg:height="0.79cm" draw:z-index="2"><draw:image xlink:href="Pictures/10000201000000E1000000E171CFFF9724FCCA6E.png" xlink:type="simple" xlink:show="embed" xlink:actuate="onLoad" loext:mime-type="image/png"/></draw:frame></text:p>
          </table:table-cell>
          <table:table-cell table:style-name="Tabela2.A1" office:value-type="string">
            <text:p text:style-name="P15"><text:span text:style-name="Emphasis"><text:span text:style-name="T30">Experiência Profissional</text:span></text:span></text:p>
            <text:p text:style-name="P18"><text:span text:style-name="T24">Universidade Estadual de Maringá - 1997 – </text:span><text:span text:style-name="T30">Até Hoje</text:span></text:p>
            <text:p text:style-name="P18"><text:span text:style-name="T29">Função</text:span><text:span text:style-name="T25">: Analista de Informática (desde 1997),</text:span><text:span text:style-name="T29"> Analista de Inteligência de Negócios (desde 2017), Professor de Ferramentas para Apresentação e Análise de Dados e Orientador do Mestrado Profissional em Urgência e Emergência (desde 2019) e <text:s/>Chefe da Divisão de Desenvolvimento (desde 2023)</text:span></text:p>
            <text:p text:style-name="P17"/>
            <text:p text:style-name="P17">Atividades como Analista de Informática:</text:p>
            <text:list xml:id="list3109832933" text:style-name="WW8Num3">
              <text:list-item>
                <text:p text:style-name="P24">Levantamento de requisitos junto aos usuários;</text:p>
              </text:list-item>
              <text:list-item>
                <text:p text:style-name="P24">Elaboração de Diagrama de Entidades e Relacionamentos (DER) e de Diagramas de Fluxo de Dados (DFD);</text:p>
              </text:list-item>
              <text:list-item>
                <text:p text:style-name="P24">Criação de bancos de dados;</text:p>
              </text:list-item>
              <text:list-item>
                <text:p text:style-name="P24">Elaboração de Projetos de Sistemas;</text:p>
              </text:list-item>
              <text:list-item>
                <text:p text:style-name="P24">Programação de Sistemas (VisualAge, Clipper, Dephi, PHP, Java);</text:p>
              </text:list-item>
              <text:list-item>
                <text:p text:style-name="P24">Implantação, testes e manutenção de sistemas.</text:p>
              </text:list-item>
            </text:list>
            <text:p text:style-name="P17"/>
            <text:p text:style-name="P17">Atividades como Analista de Inteligência de Negócios:</text:p>
            <text:list xml:id="list101340067639081" text:continue-numbering="true" text:style-name="WW8Num3">
              <text:list-item>
                <text:p text:style-name="P24">Levantamento de requisitos junto aos usuários;</text:p>
              </text:list-item>
              <text:list-item>
                <text:p text:style-name="P24">Modelagem de bancos de dados (SQL/DB2);</text:p>
              </text:list-item>
              <text:list-item>
                <text:p text:style-name="P24">Pré-processamento de dados;</text:p>
              </text:list-item>
              <text:list-item>
                <text:p text:style-name="P24">Criação de Dashboards de Inteligência de Negócios por meio da elaboração de gráficos e tabelas dinâmicas (Scripts Qlik Sense).</text:p>
              </text:list-item>
            </text:list>
            <text:p text:style-name="P17"/>
            <text:p text:style-name="P18"><text:span text:style-name="T30">Atividades como Professor de Ferramentas para Apresentação e Análise de Dados e Orientador do Mestrado Profissional</text:span><text:span text:style-name="T29">:</text:span></text:p>
            <text:list xml:id="list4034053845" text:style-name="WW8Num4">
              <text:list-item>
                <text:p text:style-name="P25">Aulas de estatística descritiva;</text:p>
              </text:list-item>
              <text:list-item>
                <text:p text:style-name="P25">Aulas de estatística inferencial;</text:p>
              </text:list-item>
              <text:list-item>
                <text:p text:style-name="P25">Elaboração de projetos de sistemas;</text:p>
              </text:list-item>
              <text:list-item>
                <text:p text:style-name="P25">Auxilio no desenvolvimento do sistema;</text:p>
                <text:list>
                  <text:list-item>
                    <text:p text:style-name="P25">Infraestrutura de rede (Preparação de servidor Linux):</text:p>
                    <text:list>
                      <text:list-item>
                        <text:p text:style-name="P25">Preparação de Servidores (Internet Apache, Banco de Dados MySQL, PHP, e/ou Docker)</text:p>
                      </text:list-item>
                    </text:list>
                  </text:list-item>
                </text:list>
              </text:list-item>
              <text:list-item>
                <text:p text:style-name="P25">Sistemas instalados e concluídos</text:p>
                <text:list>
                  <text:list-item>
                    <text:p text:style-name="P29">https://redcap.uem.br/;</text:p>
                  </text:list-item>
                  <text:list-item>
                    <text:p text:style-name="P29">https://redcap.uem.br/cehu;</text:p>
                  </text:list-item>
                  <text:list-item>
                    <text:p text:style-name="P30">https://redcap.uem.br/hum-cpr.</text:p>
                  </text:list-item>
                </text:list>
              </text:list-item>
            </text:list>
            <text:p text:style-name="P31"/>
            <text:p text:style-name="P17">Atividades como chefe da divisão de desenvolvimento:</text:p>
            <text:list xml:id="list3319118794" text:style-name="WW8Num2">
              <text:list-item>
                <text:p text:style-name="P26">Administração de Equipes;</text:p>
              </text:list-item>
              <text:list-item>
                <text:p text:style-name="P26">Gerenciamento de atividades dos analistas de informática (desenvolvedores);</text:p>
              </text:list-item>
              <text:list-item>
                <text:p text:style-name="P26">Supervisão de manutenção e desenvolvimento de sistemas;</text:p>
              </text:list-item>
              <text:list-item>
                <text:p text:style-name="P26">Participação no levantamento de requisitos junto aos usuários;</text:p>
              </text:list-item>
              <text:list-item>
                <text:p text:style-name="P26">Supervisão de requisições de serviços de TI por parte dos usuários via <text:span text:style-name="T48">software</text:span> Redmine;</text:p>
              </text:list-item>
              <text:list-item>
                <text:p text:style-name="P26">Auxílio no desenvolvimento de sistemas (Java, Framework ZK e GIT).</text:p>
              </text:list-item>
            </text:list>
            <text:p text:style-name="P17"/>
            <text:p text:style-name="P18"><text:span text:style-name="T30">C</text:span><text:span text:style-name="T24">entro Universitário de Maringá - UNICESUMAR - 1995 – 2013</text:span></text:p>
            <text:p text:style-name="P16">Função: Professor de análise de sistemas, programação aplicada, sistemas operacionais e redes de computadores.</text:p>
            <text:p text:style-name="P32"/>
            <text:p text:style-name="P18"><text:span text:style-name="T24">União das Escolas Superiores do Vale do Ivai - UNIVALE - 1996 - 2002</text:span><text:span text:style-name="T25"> </text:span></text:p>
            <text:p text:style-name="P16">Função: Professor de análise de sistemas, programação aplicada.</text:p>
            <text:p text:style-name="P32"/>
            <text:p text:style-name="P18"><text:span text:style-name="T24">DUKE University - 2008 - 2013</text:span><text:span text:style-name="T25"> </text:span></text:p>
            <text:p text:style-name="P16">Função: Consultor de TI como auxílio à pesquisa científica na área da saúde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1" svg:font-family="OpenSymbol, 'Arial Unicode MS'"/>
    <style:font-face style:name="Arial" svg:font-family="Arial" style:font-family-generic="swiss"/>
    <style:font-face style:name="Lohit Devanagari1" svg:font-family="'Lohit Devanagari'" style:font-pitch="variable"/>
    <style:font-face style:name="Noto Sans CJK SC" svg:font-family="'Noto Sans CJK SC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oto Sans CJK SC" style:font-family-asian="'Noto Sans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, 'Times New Roman'" style:font-family-generic="roman" style:font-pitch="variable" fo:font-size="18pt" fo:font-weight="bold" style:font-name-asian="Noto Sans CJK SC" style:font-family-asian="'Noto Sans CJK SC'" style:font-pitch-asian="variable" style:font-size-asian="18pt" style:font-weight-asian="bold" style:font-name-complex="Lohit Devanagari1" style:font-family-complex="'Lohit Devanagari'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10pt" fo:language="pt" fo:country="BR" style:letter-kerning="true" style:font-size-asian="10pt" style:language-asian="zh" style:country-asian="CN" style:font-name-complex="OpenSymbol" style:font-family-complex="OpenSymbol, 'Arial Unicode MS'" style:font-charset-complex="x-symbol" style:font-size-complex="10pt" style:language-complex="hi" style:country-complex="IN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20:32:22.235444300</meta:creation-date>
    <dc:date>2023-08-30T10:00:22.158231407</dc:date>
    <meta:editing-cycles>56</meta:editing-cycles>
    <meta:editing-duration>PT4H13M47S</meta:editing-duration>
    <meta:generator>LibreOffice/6.4.7.2$Linux_X86_64 LibreOffice_project/40$Build-2</meta:generator>
    <meta:document-statistic meta:table-count="2" meta:image-count="3" meta:object-count="0" meta:page-count="2" meta:paragraph-count="86" meta:word-count="884" meta:character-count="6100" meta:non-whitespace-character-count="5273"/>
  </office:meta>
</office:document-meta>
</file>